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2.7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1.8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table:number-columns-repeated="3"/>
          <table:table-cell office:value-type="string" calcext:value-type="string">
            <text:p>20/3</text:p>
          </table:table-cell>
          <table:table-cell office:value-type="string" calcext:value-type="string">
            <text:p>27/3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Hugo Parcero</text:p>
          </table:table-cell>
          <table:table-cell office:value-type="float" office:value="2214182327" calcext:value-type="float">
            <text:p>2214182327</text:p>
          </table:table-cell>
          <table:table-cell office:value-type="string" calcext:value-type="string">
            <text:p>Turno 1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ancisco Espezua</text:p>
          </table:table-cell>
          <table:table-cell office:value-type="float" office:value="2213181035" calcext:value-type="float">
            <text:p>2213181035</text:p>
          </table:table-cell>
          <table:table-cell/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ias Pereyra</text:p>
          </table:table-cell>
          <table:table-cell office:value-type="float" office:value="2216155140" calcext:value-type="float">
            <text:p>2216155140</text:p>
          </table:table-cell>
          <table:table-cell office:value-type="string" calcext:value-type="string">
            <text:p>Turno 1(aula 9)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mila Bertolini</text:p>
          </table:table-cell>
          <table:table-cell office:value-type="float" office:value="2995949865" calcext:value-type="float">
            <text:p>2995949865</text:p>
          </table:table-cell>
          <table:table-cell office:value-type="string" calcext:value-type="string">
            <text:p>Turno 1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fael Bértoli</text:p>
          </table:table-cell>
          <table:table-cell office:value-type="float" office:value="2215488389" calcext:value-type="float">
            <text:p>2215488389</text:p>
          </table:table-cell>
          <table:table-cell office:value-type="string" calcext:value-type="string">
            <text:p>Turno 1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uel Rojas</text:p>
          </table:table-cell>
          <table:table-cell office:value-type="float" office:value="2214092231" calcext:value-type="float">
            <text:p>2214092231</text:p>
          </table:table-cell>
          <table:table-cell office:value-type="string" calcext:value-type="string">
            <text:p>Turno 1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queira Felipe</text:p>
          </table:table-cell>
          <table:table-cell office:value-type="float" office:value="2216797595" calcext:value-type="float">
            <text:p>2216797595</text:p>
          </table:table-cell>
          <table:table-cell office:value-type="string" calcext:value-type="string">
            <text:p>Turno 1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tiago Soler</text:p>
          </table:table-cell>
          <table:table-cell office:value-type="float" office:value="2215746493" calcext:value-type="float">
            <text:p>2215746493</text:p>
          </table:table-cell>
          <table:table-cell office:value-type="string" calcext:value-type="string">
            <text:p>Turno 1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ula Vaccano</text:p>
          </table:table-cell>
          <table:table-cell table:number-columns-repeated="2"/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lipe Parrillo</text:p>
          </table:table-cell>
          <table:table-cell/>
          <table:table-cell office:value-type="string" calcext:value-type="string">
            <text:p>Turno 1(aula 9)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briel Romer</text:p>
          </table:table-cell>
          <table:table-cell/>
          <table:table-cell office:value-type="string" calcext:value-type="string">
            <text:p>Turno 1(aula 9)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0T23:06:40.263168495</meta:creation-date>
    <dc:date>2019-03-20T23:13:40.446817119</dc:date>
    <meta:editing-duration>PT7M3S</meta:editing-duration>
    <meta:editing-cycles>1</meta:editing-cycles>
    <meta:document-statistic meta:table-count="1" meta:cell-count="41" meta:object-count="0"/>
    <meta:generator>LibreOffice/6.0.7.3$Linux_X86_64 LibreOffice_project/00m0$Build-3</meta:generator>
  </office:meta>
</office:document-meta>
</file>